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4Export.parseSubstring( String targe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R4Export.checkSubstring( String [ ] pieces , String 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R4Export.R4Export( R4Package pk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Export.isIncluded( String 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4Export.R4Export( String name , R4Directive [ ] directives , R4Attribute [ ] attr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R4Export.getU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